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71700001178E8A927DD.svm"/>
  <manifest:file-entry manifest:media-type="" manifest:full-path="Pictures/200000070000397800000E5F40E0475D.svm"/>
  <manifest:file-entry manifest:media-type="" manifest:full-path="Pictures/2000000700005D3A00004E73C58B17A2.svm"/>
  <manifest:file-entry manifest:media-type="" manifest:full-path="Pictures/20000007000022BB00001FF10D4B905D.svm"/>
  <manifest:file-entry manifest:media-type="" manifest:full-path="Pictures/2000000700001FF100001D90D072593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egoe UI" svg:font-family="'Segoe U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177cm"/>
    </style:style>
    <style:style style:name="Table1.D" style:family="table-column">
      <style:table-column-properties style:column-width="3.598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Subtitle">
      <style:paragraph-properties fo:text-align="center" style:justify-single-word="false"/>
    </style:style>
    <style:style style:name="P14" style:family="paragraph" style:parent-style-name="Standard" style:list-style-name="WWNum1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3pt" fo:font-style="italic" style:font-name-asian="Arial1" style:font-size-asian="13pt" style:font-style-asian="italic" style:font-name-complex="Arial1" style:font-size-complex="13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0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23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4" style:family="paragraph" style:parent-style-name="Standard">
      <style:paragraph-properties loext:contextual-spacing="false" fo:margin-left="0.635cm" fo:margin-right="0cm" fo:margin-top="0.106cm" fo:margin-bottom="0.141cm" fo:line-height="100%" fo:text-align="start" style:justify-single-word="false" fo:text-indent="0cm" style:auto-text-indent="false">
        <style:tab-stops>
          <style:tab-stop style:position="15.919cm" style:type="right"/>
        </style:tab-stops>
      </style:paragraph-properties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2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Heading_20_1">
      <style:paragraph-properties fo:text-align="start" style:justify-single-word="false"/>
    </style:style>
    <style:style style:name="P2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7" style:family="text">
      <style:text-properties fo:font-variant="normal" fo:text-transform="none" fo:color="#000000" style:text-line-through-style="none" style:text-position="0% 100%" fo:font-size="13pt" fo:font-style="normal" style:text-underline-style="none" fo:font-weight="normal" style:font-size-asian="13pt" style:font-style-asian="normal" style:font-weight-asian="normal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cwuvn3ny1gac"/>Rapport<text:span text:style-name="T1"> </text:span>d’intervention</text:p>
      <text:p text:style-name="P2"/>
      <text:p text:style-name="P13">Nina Carducci</text:p>
      <text:p text:style-name="P16"/>
      <text:p text:style-name="P17"/>
      <text:p text:style-name="P17"/>
      <text:p text:style-name="P17"/>
      <text:p text:style-name="P17"/>
      <text:p text:style-name="P19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<text:p text:style-name="P20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<text:p text:style-name="P23"><text:a xlink:type="simple" xlink:href="#_uxfyskso5n4s" text:style-name="Index_20_Link" text:visited-style-name="Index_20_Link"><text:span text:style-name="T6">1 - Les images</text:span></text:a><text:span text:style-name="T6"><text:tab/>2</text:span></text:p>
      <text:p text:style-name="P23"><text:a xlink:type="simple" xlink:href="#_xkbpxkl6umhk" text:style-name="Index_20_Link" text:visited-style-name="Index_20_Link"><text:span text:style-name="T6">2 – O</text:span></text:a><text:span text:style-name="T6">ptimisation du code<text:tab/>2</text:span></text:p>
      <text:p text:style-name="P20"><text:a xlink:type="simple" xlink:href="#_r7gkf09frlj5" text:style-name="Index_20_Link" text:visited-style-name="Index_20_Link"><text:span text:style-name="T5">III - Accessibilité du site</text:span></text:a><text:span text:style-name="T5"><text:tab/>3</text:span></text:p>
      <text:p text:style-name="P20"><text:a xlink:type="simple" xlink:href="#_s89pup9bbtic" text:style-name="Index_20_Link" text:visited-style-name="Index_20_Link"><text:span text:style-name="T5">IV - Détails de réalisation</text:span></text:a><text:a xlink:type="simple" xlink:href="#_s89pup9bbtic" text:style-name="Index_20_Link" text:visited-style-name="Index_20_Link"><text:span text:style-name="T9">s</text:span></text:a><text:a xlink:type="simple" xlink:href="#_s89pup9bbtic" text:style-name="Index_20_Link" text:visited-style-name="Index_20_Link"><text:span text:style-name="T5"> additionnelles à la demande du client</text:span></text:a><text:span text:style-name="T5"><text:tab/>4</text:span></text:p>
      <text:p text:style-name="P23"><text:a xlink:type="simple" xlink:href="#_gt5hgt2h0fn6" text:style-name="Index_20_Link" text:visited-style-name="Index_20_Link"><text:span text:style-name="T8">1 - </text:span></text:a><text:span text:style-name="T8">Correctif du code<text:tab/>4</text:span></text:p>
      <text:p text:style-name="P23"><text:span text:style-name="T8">2</text:span><text:a xlink:type="simple" xlink:href="#_gt5hgt2h0fn6" text:style-name="Index_20_Link" text:visited-style-name="Index_20_Link"><text:span text:style-name="T8"> - </text:span></text:a><text:span text:style-name="T8">Référencement local<text:tab/>4</text:span></text:p>
      <text:p text:style-name="P23"><text:span text:style-name="T8">3</text:span><text:a xlink:type="simple" xlink:href="#_gt5hgt2h0fn6" text:style-name="Index_20_Link" text:visited-style-name="Index_20_Link"><text:span text:style-name="T8"> - </text:span></text:a><text:span text:style-name="T8">Référencement réseaux sociaux<text:tab/>4</text:span></text:p>
      <text:p text:style-name="P20"><text:a xlink:type="simple" xlink:href="#_s89pup9bbtic" text:style-name="Index_20_Link" text:visited-style-name="Index_20_Link"><text:span text:style-name="T5">V – </text:span></text:a><text:span text:style-name="T5">Cahier de recette<text:tab/>4</text:span></text:p>
      <text:p text:style-name="P20"><text:a xlink:type="simple" xlink:href="#_w04kirgfeg7j" text:style-name="Index_20_Link" text:visited-style-name="Index_20_Link"><text:span text:style-name="T5">Annexe</text:span></text:a><text:span text:style-name="T5"><text:tab/>5</text:span></text:p>
      <text:p text:style-name="P24"><text:a xlink:type="simple" xlink:href="#_3m019n8dyixe" text:style-name="Index_20_Link" text:visited-style-name="Index_20_Link"><text:span text:style-name="T7">Rapport complet de l’audit Lighthouse</text:span></text:a><text:span text:style-name="T7"><text:tab/>5</text:span>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<text:span text:style-name="T1"/></text:p>
      <text:p text:style-name="P10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><draw:frame draw:style-name="fr1" draw:name="images2" text:anchor-type="paragraph" svg:width="9.142cm" svg:height="2.584cm" draw:z-index="1"><draw:image xlink:href="Pictures/200000070000371700001178E8A927DD.svm" xlink:type="simple" xlink:show="embed" xlink:actuate="onLoad"/></draw:frame></text:p>
      <text:p text:style-name="Heading_20_2"><text:bookmark text:name="_2639sr7sbrhx"/>Score Lighthouse après optimisation</text:p>
      <text:p text:style-name="Standard"><draw:frame draw:style-name="fr1" draw:name="images1" text:anchor-type="paragraph" svg:width="9.885cm" svg:height="2.365cm" draw:z-index="0"><draw:image xlink:href="Pictures/200000070000397800000E5F40E0475D.svm" xlink:type="simple" xlink:show="embed" xlink:actuate="onLoad"/></draw:frame></text:p>
      <text:p text:style-name="P11"><text:bookmark text:name="_75j88ale97cb"/>II - Détails des optimisations et interventions effectuées</text:p>
      <text:p text:style-name="P12"><text:bookmark text:name="_uxfyskso5n4s"/><text:span text:style-name="T1">1 - Les </text:span>i<text:span text:style-name="T1">mages</text:span></text:p>
      <text:p text:style-name="P4"><text:span text:style-name="T2">Le projet comporte origin</text:span>el<text:span text:style-name="T2">lement </text:span><text:span text:style-name="T3">15</text:span><text:span text:style-name="T2"> images pour un poids total de </text:span><text:span text:style-name="T4">28,3MB.</text:span><text:span text:style-name="T2"> Nous avons effectué les modifications suivantes aux images</text:span> <text:span text:style-name="T2">:</text:span></text:p>
      <text:list xml:id="list5770583440644742980" text:style-name="WWNum1">
        <text:list-item>
          <text:p text:style-name="P21">Utilisations du format WebP</text:p>
        </text:list-item>
        <text:list-item>
          <text:p text:style-name="P21">Redimension plus petite</text:p>
        </text:list-item>
        <text:list-item>
          <text:p text:style-name="P21">Réduction de la qualité de 5%</text:p>
        </text:list-item>
      </text:list>
      <text:p text:style-name="P4"><text:span text:style-name="T2">Après les modifications, le poids total des images est de </text:span><text:span text:style-name="T3">1,12</text:span><text:span text:style-name="T2">MB, soit un gain de </text:span><text:span text:style-name="T3">96</text:span>%.</text:p>
      <text:p text:style-name="P25"><text:span text:style-name="T1">2 – Optimisation du code</text:span></text:p>
      <text:p text:style-name="P4"><text:span text:style-name="T2">Le code projet est mal optimisé:</text:span></text:p>
      <text:list xml:id="list38741666" text:continue-numbering="true" text:style-name="WWNum1">
        <text:list-item>
          <text:p text:style-name="P21">Les CDN pour jquery et bootstrap ne sont pas à jours</text:p>
        </text:list-item>
        <text:list-item>
          <text:p text:style-name="P21">Les CDN des script ne sont pas correctement appelés </text:p>
        </text:list-item>
        <text:list-item>
          <text:p text:style-name="P21">Les images ne sont pas correctement dimensionnées</text:p>
        </text:list-item>
      </text:list>
      <text:p text:style-name="P4"><text:span text:style-name="T2">Après les modifications, les fonctionnalités sont maintenant fonctionnelles</text:span>.</text:p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P8"/>
      <text:p text:style-name="Standard"><draw:frame draw:style-name="fr2" draw:name="images4" text:anchor-type="paragraph" svg:x="5.02cm" svg:y="0.051cm" svg:width="5.427cm" svg:height="5.39cm" draw:z-index="3"><draw:image xlink:href="Pictures/2000000700001FF100001D90D072593D.svm" xlink:type="simple" xlink:show="embed" xlink:actuate="onLoad"/></draw:frame></text:p>
      <text:p text:style-name="Heading_20_2"><text:bookmark text:name="_ps60efz3wq9e"/>Accessibilité après optimisation</text:p>
      <text:p text:style-name="P8"><draw:frame draw:style-name="fr1" draw:name="images3" text:anchor-type="paragraph" svg:width="6.292cm" svg:height="5.812cm" draw:z-index="2"><draw:image xlink:href="Pictures/20000007000022BB00001FF10D4B905D.svm" xlink:type="simple" xlink:show="embed" xlink:actuate="onLoad"/></draw:frame></text:p>
      <text:p text:style-name="Standard"/>
      <text:p text:style-name="Heading_20_2"><text:bookmark text:name="_2un6chr8bug1"/>Modifications effectuées</text:p>
      <text:list xml:id="list38750099" text:continue-numbering="true" text:style-name="WWNum1">
        <text:list-item>
          <text:p text:style-name="P21">Correction du contraste d'un élément trop faible</text:p>
        </text:list-item>
        <text:list-item>
          <text:p text:style-name="P22">Rajout de balise «alt» à chaque image</text:p>
        </text:list-item>
        <text:list-item>
          <text:p text:style-name="P22">Titre de la page</text:p>
        </text:list-item>
        <text:list-item>
          <text:p text:style-name="P22">Label pour les forms</text:p>
        </text:list-item>
        <text:list-item>
          <text:p text:style-name="P22">Langue de la page</text:p>
        </text:list-item>
      </text:list>
      <text:p text:style-name="P10"><text:bookmark text:name="_s89pup9bbtic"/><text:soft-page-break/>IV<text:span text:style-name="T1"> - Détails de réalisations additionnelles à la demande du client</text:span></text:p>
      <text:p text:style-name="P25">1– Correctif du code</text:p>
      <text:p text:style-name="P4"><text:span text:style-name="T2">Le projet comporte des fonctionnalités qui ne marche pas tel que:</text:span></text:p>
      <text:list xml:id="list38749127" text:continue-numbering="true" text:style-name="WWNum1">
        <text:list-item>
          <text:p text:style-name="P21">La navigation dans la modale de la galerie entre image précédente et suivante</text:p>
        </text:list-item>
        <text:list-item>
          <text:p text:style-name="P21">Au changement de filtre, le filtre sélectionnée n'avait pas la couleur dorée en fond</text:p>
        </text:list-item>
      </text:list>
      <text:p text:style-name="P4"><text:span text:style-name="T2">Après les modifications, les fonctionnalités sont maintenant fonctionnelles</text:span>.</text:p>
      <text:p text:style-name="P25">2– Référencement local</text:p>
      <text:p text:style-name="P4"><text:span text:style-name="T2">Ajout de référencement pour facilité l'accès aux informations relatives au site:</text:span></text:p>
      <text:list xml:id="list38752130" text:continue-numbering="true" text:style-name="WWNum1">
        <text:list-item>
          <text:p text:style-name="P21">Information relative ajoutée au Référencement local ajouter selon Schema.org</text:p>
        </text:list-item>
      </text:list>
      <text:p text:style-name="P4"><text:span text:style-name="T2">Après les modifications, les informations tel que les heures d'ouvertures seront visibles sur google</text:span>.</text:p>
      <text:p text:style-name="P25">3– Référencement réseaux sociaux</text:p>
      <text:p text:style-name="P4"><text:span text:style-name="T2">Ajout de balise metas pour ajouter le référencement via les réseaux sociaux:</text:span></text:p>
      <text:list xml:id="list38736641" text:continue-numbering="true" text:style-name="WWNum1">
        <text:list-item>
          <text:p text:style-name="P21">Balise metas Twitter</text:p>
        </text:list-item>
        <text:list-item>
          <text:p text:style-name="P14">Balise metas openGraph Facebook</text:p>
        </text:list-item>
      </text:list>
      <text:p text:style-name="P4"><text:span text:style-name="T2">Après les modifications, le site pourra être réferencé sur les réseaux</text:span>.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Action</text:p>
          </table:table-cell>
          <table:table-cell table:style-name="Table1.A1" office:value-type="string">
            <text:p text:style-name="P9">Résultat initial</text:p>
          </table:table-cell>
          <table:table-cell table:style-name="Table1.A1" office:value-type="string">
            <text:p text:style-name="P9">Résultat attendu</text:p>
          </table:table-cell>
          <table:table-cell table:style-name="Table1.A1" office:value-type="string">
            <text:p text:style-name="P9">Statut</text:p>
          </table:table-cell>
          <table:table-cell table:style-name="Table1.A1" office:value-type="string">
            <text:p text:style-name="P9">Remarques et commentaires</text:p>
          </table:table-cell>
        </table:table-row>
        <table:table-row table:style-name="Table1.2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>Naviguer entre les images dans la modale</text:p>
          </table:table-cell>
          <table:table-cell table:style-name="Table1.A2" office:value-type="string">
            <text:p text:style-name="P6">Le bouton pour naviguer ne fait rien</text:p>
          </table:table-cell>
          <table:table-cell table:style-name="Table1.A2" office:value-type="string">
            <text:p text:style-name="P6">Changer d'image entre image suivante et précédente</text:p>
          </table:table-cell>
          <table:table-cell table:style-name="Table1.A2" office:value-type="string">
            <text:p text:style-name="P6">Résolu</text:p>
          </table:table-cell>
          <table:table-cell table:style-name="Table1.A2" office:value-type="string">
            <text:p text:style-name="P6">Erreur dans le code Javascript au niveau de l'indexage </text:p>
          </table:table-cell>
        </table:table-row>
        <table:table-row table:style-name="Table1.3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>Afficher une couleur dorée en fond d'un bouton</text:p>
          </table:table-cell>
          <table:table-cell table:style-name="Table1.A2" office:value-type="string">
            <text:p text:style-name="P6">Le fond doré ne reste que sur le bouton tous</text:p>
          </table:table-cell>
          <table:table-cell table:style-name="Table1.A2" office:value-type="string">
            <text:p text:style-name="P6">Le fond doré selon le filtre sélectionnée</text:p>
          </table:table-cell>
          <table:table-cell table:style-name="Table1.A2" office:value-type="string">
            <text:p text:style-name="P6">Résolu</text:p>
          </table:table-cell>
          <table:table-cell table:style-name="Table1.A2" office:value-type="string">
            <text:p text:style-name="P6">Erreur dans le code Javascript au niveau d'une class non assignée</text:p>
          </table:table-cell>
        </table:table-row>
      </table:table>
      <text:p text:style-name="Standard"/>
      <text:p text:style-name="Heading_20_1"><text:bookmark text:name="_w04kirgfeg7j"/><text:soft-page-break/>Annexe</text:p>
      <text:p text:style-name="Standard"><draw:frame draw:style-name="fr3" draw:name="images5" text:anchor-type="paragraph" svg:width="15.725cm" svg:height="13.552cm" draw:z-index="4"><draw:image xlink:href="Pictures/2000000700005D3A00004E73C58B17A2.svm" xlink:type="simple" xlink:show="embed" xlink:actuate="onLoad"/></draw:frame></text:p>
      <text:p text:style-name="Heading_20_2"><text:bookmark text:name="_3m019n8dyixe"/>Rapport complet de l’audit Lighthouse en fichier ci-jo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egoe UI" svg:font-family="'Segoe U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3-02-11T18:49:40.39</dc:date>
    <meta:editing-duration>PT3H53M34S</meta:editing-duration>
    <meta:editing-cycles>9</meta:editing-cycles>
    <meta:document-statistic meta:table-count="1" meta:image-count="5" meta:object-count="0" meta:page-count="5" meta:paragraph-count="78" meta:word-count="493" meta:character-count="2957"/>
  </office:meta>
</office:document-meta>
</file>